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979e" officeooo:paragraph-rsid="0019979e"/>
    </style:style>
    <style:style style:name="P2" style:family="paragraph" style:parent-style-name="Text_20_body">
      <style:text-properties officeooo:rsid="0019979e" officeooo:paragraph-rsid="0019c2b8"/>
    </style:style>
    <style:style style:name="P3" style:family="paragraph" style:parent-style-name="Text_20_body">
      <style:text-properties officeooo:rsid="0019979e" officeooo:paragraph-rsid="001a383a"/>
    </style:style>
    <style:style style:name="P4" style:family="paragraph" style:parent-style-name="Text_20_body">
      <style:text-properties officeooo:rsid="0019c2b8" officeooo:paragraph-rsid="0019c2b8"/>
    </style:style>
    <style:style style:name="P5" style:family="paragraph" style:parent-style-name="Text_20_body">
      <style:text-properties officeooo:rsid="001a383a" officeooo:paragraph-rsid="001a383a"/>
    </style:style>
    <style:style style:name="P6" style:family="paragraph" style:parent-style-name="Text_20_body" style:list-style-name="L1">
      <style:text-properties officeooo:rsid="001a383a" officeooo:paragraph-rsid="001a383a"/>
    </style:style>
    <style:style style:name="P7" style:family="paragraph" style:parent-style-name="Text_20_body">
      <style:text-properties officeooo:rsid="001ba2c9" officeooo:paragraph-rsid="001ba2c9"/>
    </style:style>
    <style:style style:name="P8" style:family="paragraph" style:parent-style-name="Text_20_body">
      <style:text-properties officeooo:rsid="0021594c" officeooo:paragraph-rsid="0021594c"/>
    </style:style>
    <style:style style:name="P9" style:family="paragraph" style:parent-style-name="Text_20_body">
      <style:text-properties officeooo:rsid="002306fb" officeooo:paragraph-rsid="002306fb"/>
    </style:style>
    <style:style style:name="P10" style:family="paragraph" style:parent-style-name="Text_20_body" style:list-style-name="L3">
      <style:text-properties officeooo:rsid="0023ff8e" officeooo:paragraph-rsid="0023ff8e"/>
    </style:style>
    <style:style style:name="P11" style:family="paragraph" style:parent-style-name="Text_20_body" style:list-style-name="L3">
      <style:text-properties officeooo:rsid="0025d47c" officeooo:paragraph-rsid="0025d47c"/>
    </style:style>
    <style:style style:name="P12" style:family="paragraph" style:parent-style-name="Text_20_body">
      <style:text-properties officeooo:rsid="0025d47c" officeooo:paragraph-rsid="0025d47c"/>
    </style:style>
    <style:style style:name="P13" style:family="paragraph" style:parent-style-name="Text_20_body" style:list-style-name="L3">
      <style:text-properties fo:font-style="italic" officeooo:rsid="0025d47c" officeooo:paragraph-rsid="0025d47c" style:font-style-asian="italic" style:font-style-complex="italic"/>
    </style:style>
    <style:style style:name="P14" style:family="paragraph" style:parent-style-name="Text_20_body" style:list-style-name="L3">
      <style:text-properties fo:font-style="italic" officeooo:rsid="0026a15e" officeooo:paragraph-rsid="0026a15e" style:font-style-asian="italic" style:font-style-complex="italic"/>
    </style:style>
    <style:style style:name="P15" style:family="paragraph" style:parent-style-name="Text_20_body">
      <style:text-properties officeooo:rsid="00271c3f" officeooo:paragraph-rsid="00271c3f"/>
    </style:style>
    <style:style style:name="P16" style:family="paragraph" style:parent-style-name="Text_20_body">
      <style:text-properties officeooo:rsid="0027717b" officeooo:paragraph-rsid="0027717b"/>
    </style:style>
    <style:style style:name="P17" style:family="paragraph" style:parent-style-name="Text_20_body" style:list-style-name="L4">
      <style:text-properties officeooo:rsid="002beef0" officeooo:paragraph-rsid="002beef0"/>
    </style:style>
    <style:style style:name="P18" style:family="paragraph" style:parent-style-name="Text_20_body">
      <style:text-properties officeooo:rsid="002beef0" officeooo:paragraph-rsid="002beef0"/>
    </style:style>
    <style:style style:name="P19" style:family="paragraph" style:parent-style-name="Text_20_body" style:list-style-name="L5">
      <style:text-properties officeooo:rsid="002beef0" officeooo:paragraph-rsid="002beef0"/>
    </style:style>
    <style:style style:name="P20" style:family="paragraph" style:parent-style-name="Text_20_body" style:list-style-name="L6">
      <style:text-properties officeooo:rsid="002beef0" officeooo:paragraph-rsid="002beef0"/>
    </style:style>
    <style:style style:name="P21" style:family="paragraph" style:parent-style-name="Text_20_body">
      <style:text-properties officeooo:paragraph-rsid="002beef0"/>
    </style:style>
    <style:style style:name="P22" style:family="paragraph" style:parent-style-name="Text_20_body">
      <style:text-properties officeooo:rsid="002e7042" officeooo:paragraph-rsid="002e7042"/>
    </style:style>
    <style:style style:name="P23" style:family="paragraph" style:parent-style-name="Text_20_body">
      <style:text-properties officeooo:rsid="002e9d02" officeooo:paragraph-rsid="002e9d02"/>
    </style:style>
    <style:style style:name="P24" style:family="paragraph" style:parent-style-name="Heading_20_2">
      <style:text-properties officeooo:rsid="0019979e" officeooo:paragraph-rsid="0019979e"/>
    </style:style>
    <style:style style:name="P25" style:family="paragraph" style:parent-style-name="Heading">
      <style:text-properties officeooo:rsid="001a383a" officeooo:paragraph-rsid="001a383a"/>
    </style:style>
    <style:style style:name="P26" style:family="paragraph" style:parent-style-name="Heading_20_1">
      <style:text-properties officeooo:paragraph-rsid="0019979e"/>
    </style:style>
    <style:style style:name="T1" style:family="text">
      <style:text-properties officeooo:rsid="0019979e"/>
    </style:style>
    <style:style style:name="T2" style:family="text">
      <style:text-properties officeooo:rsid="0019c2b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a383a" style:font-style-asian="italic" style:font-style-complex="italic"/>
    </style:style>
    <style:style style:name="T5" style:family="text">
      <style:text-properties fo:font-style="italic" officeooo:rsid="00298922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c2b8" style:font-weight-asian="bold" style:font-weight-complex="bold"/>
    </style:style>
    <style:style style:name="T8" style:family="text">
      <style:text-properties officeooo:rsid="0025d47c"/>
    </style:style>
    <style:style style:name="T9" style:family="text">
      <style:text-properties officeooo:rsid="00264f41"/>
    </style:style>
    <style:style style:name="T10" style:family="text">
      <style:text-properties officeooo:rsid="002730d6"/>
    </style:style>
    <style:style style:name="T11" style:family="text">
      <style:text-properties officeooo:rsid="00298922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98922" style:font-style-asian="normal" style:font-style-complex="normal"/>
    </style:style>
    <style:style style:name="T14" style:family="text">
      <style:text-properties fo:font-style="normal" officeooo:rsid="002b57c8" style:font-style-asian="normal" style:font-style-complex="normal"/>
    </style:style>
    <style:style style:name="T15" style:family="text">
      <style:text-properties fo:font-style="normal" officeooo:rsid="002beef0" style:font-style-asian="normal" style:font-style-complex="normal"/>
    </style:style>
    <style:style style:name="T16" style:family="text">
      <style:text-properties officeooo:rsid="002d4f01"/>
    </style:style>
    <style:style style:name="T17" style:family="text">
      <style:text-properties officeooo:rsid="002df783"/>
    </style:style>
    <style:style style:name="T18" style:family="text">
      <style:text-properties officeooo:rsid="002e121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">Reddit Analytics:</text:span></text:h>
      <text:p text:style-name="P1"><text:tab/>The purpose of this project is to derive a robust time series data set from Reddit, and explore trends. For this task, I use PRAW libraries o scrape acronyms from key sub-reddits (technology and science based). </text:p>
      <text:h text:style-name="P24" text:outline-level="2">Mining the Data:</text:h>
      <text:p text:style-name="P1"><text:tab/>I will use PRAW code snippets to get the data. I then use scikit-learn transformers to transform the data into a better data frame. PRAW is basically configured to create a CSV of columns.</text:p>
      <text:p text:style-name="P1"><text:tab/>There is currently no data-set for acronyms on Kaggle or other common Data Science Repositories, so I will create one.</text:p>
      <text:h text:style-name="Heading_20_3" text:outline-level="3"><text:span text:style-name="T11">Data Mining Script Configuration</text:span>:</text:h>
      <text:p text:style-name="Text_20_body"><text:tab/><text:span text:style-name="T11">Currently, the data mining script </text:span><text:span text:style-name="T5">prawpull.py </text:span><text:span text:style-name="T13">takes a subreddit.txt file as input, and outputs a csv file (see below). </text:span></text:p>
      <text:p text:style-name="Text_20_body"><text:span text:style-name="T13"/></text:p>
      <text:h text:style-name="Heading_20_3" text:outline-level="3"><text:span text:style-name="T13">C</text:span><text:span text:style-name="T12">hoice of Subreddits </text:span><text:span text:style-name="T14">for data</text:span><text:span text:style-name="T12">:</text:span></text:h>
      <text:p text:style-name="Text_20_body"><text:span text:style-name="T12"><text:tab/></text:span><text:span text:style-name="T14">The focus for this project is to mine future looking, science and technology subreddits for acronyms, to see interesting trends and get indicators for the future. In order to get a good </text:span><text:span text:style-name="T15">list of subreddits, i used a subreddit graph exploring tool [1] on basic subreddits (Physics, ComputerScience...) and populated the list with other connected subreddits until I felt satisfied. The following discriminants were used to reject subreddits:</text:span></text:p>
      <text:list xml:id="list3944775848532710144" text:style-name="L4">
        <text:list-item>
          <text:p text:style-name="P17"><text:span text:style-name="T12">Humorous/low quality subject or content. (eg: Buttcoin, Dogecoin)</text:span></text:p>
        </text:list-item>
        <text:list-item>
          <text:p text:style-name="P17"><text:span text:style-name="T12">Political/Highly Charged subreddit titles (eg: SpaceXMasterRace)</text:span></text:p>
        </text:list-item>
        <text:list-item>
          <text:p text:style-name="P17"><text:span text:style-name="T12">Subreddits with poor connectivity, small size to too specific in nature.</text:span></text:p>
        </text:list-item>
      </text:list>
      <text:p text:style-name="P21"><text:span text:style-name="T15">I inevitably made snap judgements when populating this list, and I may not have been thorough/consistent through the entire process. Some bias in data is expected. The focus right now is to get a large set of data (10000 rows +). </text:span></text:p>
      <text:h text:style-name="Heading_20_3" text:outline-level="3">Data Schema:</text:h>
      <text:p text:style-name="P2"><text:span text:style-name="T2"><text:tab/>The first round of data will be mined as follows, and stored in a tidy format. To start, we will mine acronyms that are </text:span><text:span text:style-name="T7">between 2 and 7 letters in length,</text:span><text:span text:style-name="T2"> by searching every post in a subreddit . </text:span></text:p>
      <text:p text:style-name="P25">Our Schema:</text:p>
      <text:p text:style-name="P4"><text:span text:style-name="T4">[Primary Key] </text:span><text:span text:style-name="T3">&lt;hex int&gt; postID:</text:span> reddit base36 identifier.</text:p>
      <text:p text:style-name="P4"><text:span text:style-name="T3">&lt;string&gt; term:</text:span> This is our string snippet we have extracted.</text:p>
      <text:p text:style-name="P4"><text:span text:style-name="T3">&lt;string&gt; username:</text:span> The user that made the post.</text:p>
      <text:p text:style-name="P4"><text:span text:style-name="T3">&lt;string&gt; subreddit:</text:span> Subreddit the termund on. </text:p>
      <text:p text:style-name="P16">&lt;float&gt; timestamp: when the comment was made.</text:p>
      <text:p text:style-name="P7"><text:soft-page-break/><text:tab/>It might be useful to include a row of regular indicies (to count the rows). This can easily be added after the DF is read in, so I don't do it at the Data Mining Phase.</text:p>
      <text:p text:style-name="Heading">Format:</text:p>
      <text:p text:style-name="P3"><text:span text:style-name="T2">More specifically, the data is in </text:span><text:span text:style-name="T7">Tidy Form (or 3rd Normal Form)</text:span><text:span text:style-name="T2">, because:</text:span></text:p>
      <text:list xml:id="list8805521251839582840" text:style-name="L1">
        <text:list-item>
          <text:p text:style-name="P6">Each column holds one piece of data, each row is a separate observation.</text:p>
        </text:list-item>
        <text:list-item>
          <text:p text:style-name="P6">No Partial Dependencies: We have an atomic primary key that uniquely identifies a post. (not stored). This maps to the Term (in the post), and the user and subreddit.</text:p>
        </text:list-item>
        <text:list-item>
          <text:p text:style-name="P6">No Transitive Dependencies: We simply have &lt;hexID&gt; -&gt; all other rows. None exist.</text:p>
        </text:list-item>
      </text:list>
      <text:p text:style-name="P5"/>
      <text:p text:style-name="P5"/>
      <text:p text:style-name="P9"><text:tab/></text:p>
      <text:p text:style-name="P5"/>
      <text:p text:style-name="P5"/>
      <text:p text:style-name="P5"/>
      <text:h text:style-name="Heading_20_2" text:outline-level="2">Developer Log: </text:h>
      <text:p text:style-name="P8">May 31st:</text:p>
      <text:list xml:id="list3462822314578340922" text:style-name="L3">
        <text:list-item>
          <text:p text:style-name="P11"><text:span text:style-name="T6">Goal</text:span>: of our datamining script <text:s/>is to grab all comments from a number of submissions, filter them for acronyms, and generate a dictionary structure. This is then written to file.</text:p>
        </text:list-item>
        <text:list-item>
          <text:p text:style-name="P10">Today, I implemented the acronym pulling script <text:span text:style-name="T8">in its basic form.</text:span></text:p>
        </text:list-item>
        <text:list-item>
          <text:p text:style-name="P10">I tried to recycle old code, but the needs it served were too different from what is currently needed, so I didn't use most of the code. <text:span text:style-name="T8">I ended up just looking at PRAW structure from this code only.</text:span></text:p>
        </text:list-item>
        <text:list-item>
          <text:p text:style-name="P11">I wanted to avoid spagetti code, long prototypes and global usage. So I defined function parameters locally, and exploited the mutability of passed objects in python.</text:p>
          <text:list>
            <text:list-item>
              <text:p text:style-name="P11">More specifically: I know that if I pass a dictionary to a funciton, that function can mutate the dictionary, and it affects the dictionary seen by the parent function.</text:p>
            </text:list-item>
            <text:list-item>
              <text:p text:style-name="P11">I considered using dictionary unpacking and ** operators, but given the number of comments and submissions, this causes a lot of overhead.</text:p>
            </text:list-item>
            <text:list-item>
              <text:p text:style-name="P11">For speed and simplicity, I accepted mutation and the risk of corrupting data if an intermediate function has erroneous steps. This is fine for now.</text:p>
            </text:list-item>
          </text:list>
        </text:list-item>
        <text:list-item>
          <text:p text:style-name="P11">The skimming algorithm itself has the following parameters that affect the table size:</text:p>
          <text:list>
            <text:list-item>
              <text:p text:style-name="P13">(a) Number of Subreddits, (b) Number of Submissions, (c) Number of Comments to consider, (d) and number of comment tree replacements. <text:span text:style-name="T9">C</text:span>omplexity is roughly ~ O(abcd) – so small changes in multiple parameters can cause huge changes in output!</text:p>
            </text:list-item>
          </text:list>
        </text:list-item>
        <text:list-item>
          <text:p text:style-name="P14">To finish off, I will </text:p>
        </text:list-item>
      </text:list>
      <text:p text:style-name="P18"><text:soft-page-break/>June 1st:</text:p>
      <text:list xml:id="list7087979200473670385" text:style-name="L6">
        <text:list-item>
          <text:p text:style-name="P20">Yesterday I overcomplexified my complexity analysis for the. I decided to fix all the comment level parameters, and just vary the number of subreddits (N) and number of submissions(M) at the top level of the script.</text:p>
        </text:list-item>
        <text:list-item>
          <text:p text:style-name="P20">UpcomingPull.py was refactored into a python3 module, and named prawpull.py. </text:p>
        </text:list-item>
        <text:list-item>
          <text:p text:style-name="P20">Now, our datamining script runs at the root level. It is called datascrape.py, and imports prawpull to do the bulk of the work.</text:p>
        </text:list-item>
        <text:list-item>
          <text:p text:style-name="P20">Today, I made the first dataset. I roughly doubled the number of subreddits (hand picked with a reddit graph explorer), <text:span text:style-name="T17">and increased the submission limit to 10000. </text:span></text:p>
        </text:list-item>
        <text:list-item>
          <text:p text:style-name="P20">I will be implementing pytest<text:span text:style-name="T16">+make as my next task. </text:span></text:p>
        </text:list-item>
      </text:list>
      <text:list xml:id="list2781588033222288061" text:style-name="L5">
        <text:list-header>
          <text:p text:style-name="P19"/>
        </text:list-header>
      </text:list>
      <text:p text:style-name="P12"/>
      <text:p text:style-name="P12"/>
      <text:h text:style-name="Heading_20_3" text:outline-level="3">To Do/<text:span text:style-name="T10">Questions</text:span>:</text:h>
      <text:p text:style-name="P15">Map the time/space complexity of the acronym finder.</text:p>
      <text:p text:style-name="P15">Implement writing to file at the submission or subreddit level? <text:span text:style-name="T18">Should I still exploit Dictionary mutation at multiple levels (fragile code??)</text:span></text:p>
      <text:p text:style-name="P22">What is the distribution of the acronyms at the comment or submission level? Poisson?</text:p>
      <text:p text:style-name="P23">Need to do some more reading on make,pytest and unit test terminology.. My knowledge is quite lack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4H37M51S</meta:editing-duration>
    <meta:editing-cycles>22</meta:editing-cycles>
    <meta:generator>LibreOffice/5.1.6.2$Linux_X86_64 LibreOffice_project/10m0$Build-2</meta:generator>
    <dc:date>2019-06-02T11:12:19.840964272</dc:date>
    <meta:document-statistic meta:table-count="0" meta:image-count="0" meta:object-count="0" meta:page-count="3" meta:paragraph-count="52" meta:word-count="877" meta:character-count="5156" meta:non-whitespace-character-count="4330"/>
    <meta:user-defined meta:name="Info 1"/>
    <meta:user-defined meta:name="Info 2"/>
    <meta:user-defined meta:name="Info 3"/>
    <meta:user-defined meta:name="Info 4"/>
  </office:meta>
</office:document-meta>
</file>